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periment <text:s/>1: How fast does a battery have to be charged to be efficiently utilized in the data center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all battery charged at (W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ttery will almost not be charged 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atter then 10 W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Optimal, battery is fully charged and depleted in carbon emission cycles 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riment 2: How large does the battery need to be to reduce carbon emissions efficiently 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pacity (J)</text:p>
          </table:table-cell>
          <table:table-cell office:value-type="string" calcext:value-type="string">
            <text:p>charged at (W) * </text:p>
          </table:table-cell>
          <table:table-cell office:value-type="string" calcext:value-type="string">
            <text:p>what we observe </text:p>
          </table:table-cell>
        </table:table-row>
        <table:table-row table:style-name="ro1">
          <table:table-cell office:value-type="string" calcext:value-type="string">
            <text:p>No battery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→ Elicits the highest carbon emissions </text:p>
          </table:table-cell>
        </table:table-row>
        <table:table-row table:style-name="ro1">
          <table:table-cell office:value-type="string" calcext:value-type="string">
            <text:p>Small battery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→ Does not reduce carbon emission significantly </text:p>
          </table:table-cell>
        </table:table-row>
        <table:table-row table:style-name="ro1">
          <table:table-cell office:value-type="string" calcext:value-type="string">
            <text:p>Medium battery 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→ Reduces carbon emissions significantly </text:p>
          </table:table-cell>
        </table:table-row>
        <table:table-row table:style-name="ro1">
          <table:table-cell office:value-type="string" calcext:value-type="string">
            <text:p>Large battery 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→ Reduces carbon emissions in a similar same way as the medium battery. Additionally shifts the carbon emission by the value that we overcharge (the battery never gets fully depleted)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(*We assume the optimal charge rate for the small battery and multiply it accordingly for the bigger batteries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bon Trace tested: </text:p>
          </table:table-cell>
          <table:table-cell office:value-type="string" calcext:value-type="string">
            <text:p>carbon_2012.parq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ology tested: </text:p>
          </table:table-cell>
          <table:table-cell office:value-type="string" calcext:value-type="string">
            <text:p>experiment_topology.js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on intensity threshold: 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6:04:28.867364807</meta:creation-date>
    <dc:date>2024-12-04T16:28:56.332016637</dc:date>
    <meta:editing-duration>PT24M27S</meta:editing-duration>
    <meta:editing-cycles>2</meta:editing-cycles>
    <meta:generator>LibreOffice/7.5.4.2$MacOSX_AARCH64 LibreOffice_project/36ccfdc35048b057fd9854c757a8b67ec53977b6</meta:generator>
    <meta:document-statistic meta:table-count="1" meta:cell-count="35" meta:object-count="0"/>
  </office:meta>
</office:document-meta>
</file>